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3672" calcext:value-type="float">
            <text:p>72.8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3944" calcext:value-type="float">
            <text:p>72.7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62" calcext:value-type="float">
            <text:p>72.4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4656" calcext:value-type="float">
            <text:p>72.3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6536" calcext:value-type="float">
            <text:p>72.1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201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8144" calcext:value-type="float">
            <text:p>72.0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0648" calcext:value-type="float">
            <text:p>72.2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201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201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0608" calcext:value-type="float">
            <text:p>71.9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201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2096" calcext:value-type="float">
            <text:p>70.8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201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1872" calcext:value-type="float">
            <text:p>69.8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208" calcext:value-type="float">
            <text:p>69.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200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864" calcext:value-type="float">
            <text:p>69.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200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7056" calcext:value-type="float">
            <text:p>68.6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200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1584" calcext:value-type="float">
            <text:p>69.0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200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3344" calcext:value-type="float">
            <text:p>67.9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200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6352" calcext:value-type="float">
            <text:p>67.5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0192" calcext:value-type="float">
            <text:p>67.8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200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1048" calcext:value-type="float">
            <text:p>67.8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200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3056" calcext:value-type="float">
            <text:p>67.1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200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6584" calcext:value-type="float">
            <text:p>67.1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200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0784" calcext:value-type="float">
            <text:p>66.4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199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06" calcext:value-type="float">
            <text:p>65.7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199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392" calcext:value-type="float">
            <text:p>65.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199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1" calcext:value-type="float">
            <text:p>65.1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199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97432" calcext:value-type="float">
            <text:p>64.7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199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3136" calcext:value-type="float">
            <text:p>63.9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199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4392" calcext:value-type="float">
            <text:p>63.3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199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22656" calcext:value-type="float">
            <text:p>63.9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199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836" calcext:value-type="float">
            <text:p>63.0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199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0264" calcext:value-type="float">
            <text:p>62.3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198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4192" calcext:value-type="float">
            <text:p>61.7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198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9912" calcext:value-type="float">
            <text:p>61.7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198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6592" calcext:value-type="float">
            <text:p>61.8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198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016" calcext:value-type="float">
            <text:p>62.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198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7632" calcext:value-type="float">
            <text:p>62.5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198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7344" calcext:value-type="float">
            <text:p>61.8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198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196" calcext:value-type="float">
            <text:p>61.4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198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3464" calcext:value-type="float">
            <text:p>61.2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198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5576" calcext:value-type="float">
            <text:p>60.6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7544" calcext:value-type="float">
            <text:p>59.5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197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8024" calcext:value-type="float">
            <text:p>59.6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197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5288" calcext:value-type="float">
            <text:p>59.8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2808" calcext:value-type="float">
            <text:p>59.0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304" calcext:value-type="float">
            <text:p>58.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197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6824" calcext:value-type="float">
            <text:p>57.6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197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0168" calcext:value-type="float">
            <text:p>56.9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197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9856" calcext:value-type="float">
            <text:p>56.7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197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3744" calcext:value-type="float">
            <text:p>55.8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1536" calcext:value-type="float">
            <text:p>54.9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197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8856" calcext:value-type="float">
            <text:p>52.5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197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3496" calcext:value-type="float">
            <text:p>51.5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196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024" calcext:value-type="float">
            <text:p>51.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196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4" calcext:value-type="float">
            <text:p>51.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196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2816" calcext:value-type="float">
            <text:p>49.9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196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4344" calcext:value-type="float">
            <text:p>49.2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196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67544" calcext:value-type="float">
            <text:p>48.1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196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8704" calcext:value-type="float">
            <text:p>46.0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196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196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8112" calcext:value-type="float">
            <text:p>43.5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196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876" calcext:value-type="float">
            <text:p>43.4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196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7176" calcext:value-type="float">
            <text:p>42.9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195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702</text:p>
          </table:table-cell>
          <table:table-cell office:value-type="string" calcext:value-type="string">
            <text:p>TWDB:2311702</text:p>
          </table:table-cell>
          <table:table-cell office:value-type="string" calcext:value-type="string">
            <text:p>195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44" meta:object-count="0"/>
    <meta:user-defined meta:name="AppVersion">3.0</meta:user-defined>
  </office:meta>
</office:document-meta>
</file>